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6.001cm" fo:break-before="auto" style:use-optimal-row-height="fals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9.99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ext-properties fo:font-size="40pt" style:font-size-asian="40pt" style:font-size-complex="40pt"/>
    </style:style>
    <style:style style:name="ce3" style:family="table-cell" style:parent-style-name="Default">
      <style:table-cell-properties fo:border-bottom="none" fo:border-left="none" fo:border-right="none" fo:border-top="0.002cm solid #000000"/>
    </style:style>
    <style:style style:name="ce4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  <style:text-properties style:font-name="Wingdings" fo:font-size="40pt" style:font-size-asian="40pt" style:font-size-complex="40pt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font-name="Wingdings" fo:font-size="40pt" style:font-size-asian="40pt" style:font-size-complex="40pt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font-name="Wingdings" fo:font-size="40pt" style:font-size-asian="40pt" style:font-size-complex="40pt"/>
    </style:style>
    <style:style style:name="ce7" style:family="table-cell" style:parent-style-name="Default">
      <style:table-cell-properties style:rotation-angle="90"/>
      <style:text-properties fo:font-size="40pt" style:font-size-asian="40pt" style:font-size-complex="40pt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/>
      <style:text-properties style:font-name="Wingdings" fo:font-size="40pt" style:font-size-asian="40pt" style:font-size-complex="40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Wingdings" fo:font-size="40pt" style:font-size-asian="40pt" style:font-size-complex="40pt"/>
    </style:style>
    <style:style style:name="ce1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Wingdings" fo:font-size="40pt" style:font-size-asian="40pt" style:font-size-complex="40pt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/>
      <style:text-properties fo:color="#3333ff" style:font-name="Wingdings" fo:font-size="40pt" style:font-size-asian="40pt" style:font-size-complex="40pt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style:font-name="Wingdings" fo:font-size="40pt" style:font-size-asian="40pt" style:font-size-complex="40pt"/>
    </style:style>
    <style:style style:name="ce1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style:font-name="Wingdings" fo:font-size="40pt" style:font-size-asian="40pt" style:font-size-complex="40pt"/>
    </style:style>
    <style:style style:name="ce1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color="#ff3333" style:font-name="Wingdings" fo:font-size="40pt" style:font-size-asian="40pt" style:font-size-complex="40pt"/>
    </style:style>
    <style:style style:name="ce15" style:family="table-cell" style:parent-style-name="Default">
      <style:table-cell-properties style:rotation-angle="90"/>
      <style:text-properties fo:color="#ff3333" fo:font-size="40pt" fo:font-weight="bold" style:font-size-asian="40pt" style:font-weight-asian="bold" style:font-size-complex="40pt" style:font-weight-complex="bold"/>
    </style:style>
    <style:style style:name="ce1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color="#3333ff" style:font-name="Wingdings" fo:font-size="40pt" style:font-size-asian="40pt" style:font-size-complex="40pt"/>
    </style:style>
    <style:style style:name="ce17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color="#3333ff" style:font-name="Wingdings" fo:font-size="40pt" style:font-size-asian="40pt" style:font-size-complex="40pt"/>
    </style:style>
    <style:style style:name="ce18" style:family="table-cell" style:parent-style-name="Default">
      <style:table-cell-properties style:rotation-angle="90"/>
      <style:text-properties fo:color="#3333ff" fo:font-size="40pt" fo:font-weight="bold" style:font-size-asian="40pt" style:font-weight-asian="bold" style:font-size-complex="40pt" style:font-weight-complex="bold"/>
    </style:style>
    <style:style style:name="ce19" style:family="table-cell" style:parent-style-name="Default">
      <style:table-cell-properties fo:border-bottom="0.002cm solid #000000" fo:border-left="0.002cm solid #000000" fo:border-right="0.002cm solid #000000" fo:border-top="0.088cm solid #000000"/>
      <style:text-properties fo:font-size="40pt" style:font-size-asian="40pt" style:font-size-complex="40pt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fo:font-size="40pt" style:font-size-asian="40pt" style:font-size-complex="40pt"/>
    </style:style>
    <style:style style:name="ce22" style:family="table-cell" style:parent-style-name="Default">
      <style:table-cell-properties fo:border-bottom="0.002cm solid #000000" fo:border-left="0.002cm solid #000000" fo:border-right="0.002cm solid #000000" fo:border-top="0.088cm solid #000000"/>
    </style:style>
    <style:style style:name="ce23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end"/>
      <style:text-properties fo:font-size="40pt" style:font-size-asian="40pt" style:font-size-complex="40pt"/>
    </style:style>
    <style:style style:name="ce25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end"/>
      <style:text-properties fo:font-size="50pt" style:font-size-asian="50pt" style:font-size-complex="50pt"/>
    </style:style>
    <style:style style:name="ce2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/>
      <style:text-properties style:font-name="Wingdings" fo:font-size="40pt" style:font-size-asian="40pt" style:font-size-complex="40pt"/>
    </style:style>
    <style:style style:name="ce27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  <style:text-properties fo:color="#3333ff" style:font-name="Wingdings" fo:font-size="40pt" style:font-size-asian="40pt" style:font-size-complex="40pt"/>
    </style:style>
    <style:style style:name="ce28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color="#ff3333" style:font-name="Wingdings" fo:font-size="40pt" style:font-size-asian="40pt" style:font-size-complex="40pt"/>
    </style:style>
    <style:style style:name="ce29" style:family="table-cell" style:parent-style-name="Default">
      <style:text-properties style:font-name="Wingdings" fo:font-size="60pt" style:font-size-asian="60pt" style:font-size-complex="60pt"/>
    </style:style>
    <style:style style:name="gr1" style:family="graphic">
      <style:graphic-properties svg:stroke-width="0.2cm" svg:stroke-color="#000000" draw:fill="none" draw:fill-color="#000000" draw:textarea-horizontal-align="center" draw:textarea-vertical-align="middle" fo:padding-top="0.1cm" fo:padding-bottom="0.1cm" fo:padding-left="0.1cm" fo:padding-right="0.1cm"/>
    </style:style>
    <style:style style:name="gr2" style:family="graphic">
      <style:graphic-properties svg:stroke-width="0.2cm" svg:stroke-color="#3333ff" draw:fill="none" draw:fill-color="#000000" draw:textarea-horizontal-align="center" draw:textarea-vertical-align="middle" fo:padding-top="0.1cm" fo:padding-bottom="0.1cm" fo:padding-left="0.1cm" fo:padding-right="0.1cm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svg:stroke-width="0.2cm" svg:stroke-color="#000000" draw:fill="solid" draw:fill-color="#000000" draw:textarea-horizontal-align="center" draw:textarea-vertical-align="middle" fo:padding-top="0.1cm" fo:padding-bottom="0.1cm" fo:padding-left="0.1cm" fo:padding-right="0.1cm"/>
    </style:style>
    <style:style style:name="gr5" style:family="graphic">
      <style:graphic-properties svg:stroke-width="0.2cm" svg:stroke-color="#ff3333" draw:fill="none" draw:fill-color="#000000" draw:textarea-horizontal-align="center" draw:textarea-vertical-align="middle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T1" style:family="text">
      <style:text-properties fo:color="#3333ff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5"/>
        <table:table-column table:style-name="co2" table:number-columns-repeated="5" table:default-cell-style-name="ce9"/>
        <table:table-column table:style-name="co2" table:default-cell-style-name="ce5"/>
        <table:table-column table:style-name="co2" table:number-columns-repeated="2" table:default-cell-style-name="ce9"/>
        <table:table-column table:style-name="co2" table:default-cell-style-name="ce12"/>
        <table:table-column table:style-name="co2" table:number-columns-repeated="23" table:default-cell-style-name="ce9"/>
        <table:table-column table:style-name="co2" table:default-cell-style-name="ce5"/>
        <table:table-column table:style-name="co2" table:number-columns-repeated="2" table:default-cell-style-name="ce9"/>
        <table:table-column table:style-name="co2" table:default-cell-style-name="ce12"/>
        <table:table-column table:style-name="co2" table:number-columns-repeated="2" table:default-cell-style-name="ce9"/>
        <table:table-column table:style-name="co2" table:default-cell-style-name="ce12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3" table:number-columns-repeated="41"/>
          <table:table-cell table:number-columns-repeated="2"/>
        </table:table-row>
        <table:table-row table:style-name="ro2">
          <table:table-cell/>
          <table:table-cell table:style-name="ce4"/>
          <table:table-cell table:style-name="ce8" table:number-columns-repeated="38"/>
          <table:table-cell table:style-name="ce26"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2"/>
          <table:table-cell table:style-name="ce9"/>
          <table:table-cell table:number-columns-repeated="23"/>
          <table:table-cell table:style-name="ce9"/>
          <table:table-cell table:number-columns-repeated="2"/>
          <table:table-cell table:style-name="ce9"/>
          <table:table-cell table:number-columns-repeated="6"/>
        </table:table-row>
        <table:table-row table:style-name="ro2">
          <table:table-cell table:number-columns-repeated="5"/>
          <table:table-cell>
            <draw:line table:end-cell-address="Tabelle1.H4" table:end-x="1.028cm" table:end-y="0.981cm" draw:z-index="7" draw:style-name="gr1" draw:text-style-name="P1" svg:x1="5.013cm" svg:y1="0.978cm" svg:x2="1.008cm" svg:y2="0.981cm">
              <text:p/>
            </draw:line>
            <draw:line table:end-cell-address="Tabelle1.F17" table:end-x="1.122cm" table:end-y="0.94cm" draw:z-index="8" draw:style-name="gr1" draw:text-style-name="P1" svg:x1="1.122cm" svg:y1="1.044cm" svg:x2="0.927cm" svg:y2="26.846cm">
              <text:p/>
            </draw:line>
          </table:table-cell>
          <table:table-cell/>
          <table:table-cell table:style-name="ce4" office:value-type="string">
            <text:p>l</text:p>
          </table:table-cell>
          <table:table-cell table:style-name="ce8" table:number-columns-repeated="2"/>
          <table:table-cell table:style-name="ce11" office:value-type="string">
            <text:p>l</text:p>
            <draw:line table:end-cell-address="Tabelle1.AI4" table:end-x="0.886cm" table:end-y="0.998cm" draw:z-index="22" draw:style-name="gr2" draw:text-style-name="P1" svg:x1="0.941cm" svg:y1="0.998cm" svg:x2="48.712cm" svg:y2="0.998cm">
              <text:p/>
            </draw:line>
          </table:table-cell>
          <table:table-cell table:number-columns-repeated="6"/>
          <table:table-cell table:style-name="ce16" office:value-type="string">
            <text:p>l</text:p>
            <draw:line table:end-cell-address="Tabelle1.R20" table:end-x="1.003cm" table:end-y="0.989cm" draw:z-index="19" draw:style-name="gr2" draw:text-style-name="P1" svg:x1="1.003cm" svg:y1="32.874cm" svg:x2="0.942cm" svg:y2="0.837cm">
              <text:p/>
            </draw:line>
          </table:table-cell>
          <table:table-cell table:number-columns-repeated="16"/>
          <table:table-cell table:style-name="ce27" office:value-type="string">
            <text:p>l</text:p>
          </table:table-cell>
          <table:table-cell table:style-name="ce8" table:number-columns-repeated="2"/>
          <table:table-cell table:style-name="ce26" office:value-type="string">
            <text:p>l</text:p>
            <draw:line table:end-cell-address="Tabelle1.AL6" table:end-x="0.863cm" table:end-y="1.307cm" draw:z-index="32" draw:style-name="gr1" draw:text-style-name="P1" svg:x1="0.863cm" svg:y1="0.915cm" svg:x2="0.863cm" svg:y2="5.293cm">
              <text:p/>
            </draw:line>
          </table:table-cell>
          <table:table-cell table:number-columns-repeated="6"/>
        </table:table-row>
        <table:table-row table:style-name="ro2">
          <table:table-cell table:number-columns-repeated="44"/>
        </table:table-row>
        <table:table-row table:style-name="ro2">
          <table:table-cell table:number-columns-repeated="15"/>
          <table:table-cell>
            <draw:line table:end-cell-address="Tabelle1.P11" table:end-x="1.004cm" table:end-y="0.989cm" draw:z-index="25" draw:style-name="gr1" draw:text-style-name="P1" svg:x1="0.91cm" svg:y1="1.028cm" svg:x2="1.004cm" svg:y2="10.953cm">
              <text:p/>
            </draw:line>
            <draw:line table:end-cell-address="Tabelle1.AB6" table:end-x="0.883cm" table:end-y="1.209cm" draw:z-index="26" draw:style-name="gr1" draw:text-style-name="P1" svg:x1="24.796cm" svg:y1="1.209cm" svg:x2="0.91cm" svg:y2="1.209cm">
              <text:p/>
            </draw:line>
          </table:table-cell>
          <table:table-cell table:number-columns-repeated="11"/>
          <table:table-cell>
            <draw:line table:end-cell-address="Tabelle1.AB12" table:end-x="0.977cm" table:end-y="1.161cm" draw:z-index="27" draw:style-name="gr1" draw:text-style-name="P1" svg:x1="0.977cm" svg:y1="13.118cm" svg:x2="0.883cm" svg:y2="1.028cm">
              <text:p/>
            </draw:line>
          </table:table-cell>
          <table:table-cell table:number-columns-repeated="5"/>
          <table:table-cell>
            <draw:line table:end-cell-address="Tabelle1.AH20" table:end-x="0.947cm" table:end-y="0.935cm" draw:z-index="31" draw:style-name="gr1" draw:text-style-name="P1" svg:x1="0.947cm" svg:y1="28.834cm" svg:x2="0.947cm" svg:y2="1.241cm">
              <text:p/>
            </draw:line>
            <draw:line table:end-cell-address="Tabelle1.AL6" table:end-x="0.934cm" table:end-y="1.241cm" draw:z-index="33" draw:style-name="gr1" draw:text-style-name="P1" svg:x1="0.947cm" svg:y1="1.241cm" svg:x2="8.905cm" svg:y2="1.174cm">
              <text:p/>
            </draw:line>
          </table:table-cell>
          <table:table-cell table:number-columns-repeated="10"/>
        </table:table-row>
        <table:table-row table:style-name="ro2">
          <table:table-cell table:number-columns-repeated="43"/>
          <table:table-cell>
            <draw:frame table:end-cell-address="Tabelle1.BD29" table:end-x="1.083cm" table:end-y="0.42cm" draw:z-index="0" draw:style-name="gr3" draw:text-style-name="P1" svg:width="26.574cm" svg:height="42.799cm" svg:x="1.607cm" svg:y="0.184cm">
              <draw:object draw:notify-on-update-of-ranges="Tabelle1.B2:Tabelle1.AO2 Tabelle1.B4:Tabelle1.AO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number-columns-repeated="18"/>
          <table:table-cell table:style-name="ce4" office:value-type="string">
            <text:p>l</text:p>
            <draw:line table:end-cell-address="Tabelle1.U8" table:end-x="1.133cm" table:end-y="0.97cm" draw:z-index="41" draw:style-name="gr1" draw:text-style-name="P1" svg:x1="1.07cm" svg:y1="0.97cm" svg:x2="5.119cm" svg:y2="0.97cm">
              <text:p/>
            </draw:line>
          </table:table-cell>
          <table:table-cell table:style-name="ce19" office:value-type="string">
            <text:p>+</text:p>
          </table:table-cell>
          <table:table-cell table:style-name="ce22">
            <draw:line table:end-cell-address="Tabelle1.U14" table:end-x="1.062cm" table:end-y="1.018cm" draw:z-index="42" draw:style-name="gr1" draw:text-style-name="P1" svg:x1="1.062cm" svg:y1="12.975cm" svg:x2="0.991cm" svg:y2="0.97cm">
              <text:p/>
            </draw:line>
          </table:table-cell>
          <table:table-cell table:style-name="ce24" office:value-type="string">
            <text:p>~</text:p>
          </table:table-cell>
          <table:table-cell table:style-name="ce26" office:value-type="string">
            <text:p>l</text:p>
            <draw:line table:end-cell-address="Tabelle1.AI8" table:end-x="1.016cm" table:end-y="0.904cm" draw:z-index="29" draw:style-name="gr1" draw:text-style-name="P1" svg:x1="0.985cm" svg:y1="0.904cm" svg:x2="24.929cm" svg:y2="0.904cm">
              <text:p/>
            </draw:line>
          </table:table-cell>
          <table:table-cell table:number-columns-repeated="11"/>
          <table:table-cell>
            <draw:line table:end-cell-address="Tabelle1.AI10" table:end-x="0.945cm" table:end-y="0.964cm" draw:z-index="30" draw:style-name="gr1" draw:text-style-name="P1" svg:x1="0.945cm" svg:y1="4.95cm" svg:x2="0.945cm" svg:y2="0.837cm">
              <text:p/>
            </draw:line>
          </table:table-cell>
          <table:table-cell table:number-columns-repeated="9"/>
        </table:table-row>
        <table:table-row table:style-name="ro2">
          <table:table-cell table:number-columns-repeated="18"/>
          <table:table-cell table:style-name="ce5"/>
          <table:table-cell table:style-name="ce20" table:number-columns-repeated="3"/>
          <table:table-cell table:style-name="ce12"/>
          <table:table-cell table:number-columns-repeated="21"/>
        </table:table-row>
        <table:table-row table:style-name="ro2">
          <table:table-cell table:number-columns-repeated="7"/>
          <table:table-cell office:value-type="string">
            <text:p>l</text:p>
          </table:table-cell>
          <table:table-cell table:number-columns-repeated="2"/>
          <table:table-cell office:value-type="string">
            <text:p>l</text:p>
          </table:table-cell>
          <table:table-cell table:number-columns-repeated="7"/>
          <table:table-cell table:style-name="ce5"/>
          <table:table-cell table:style-name="ce20" table:number-columns-repeated="3"/>
          <table:table-cell table:style-name="ce12"/>
          <table:table-cell table:number-columns-repeated="11"/>
          <table:table-cell office:value-type="string">
            <text:p>l</text:p>
          </table:table-cell>
          <table:table-cell table:number-columns-repeated="2"/>
          <table:table-cell office:value-type="string">
            <text:p>l</text:p>
          </table:table-cell>
          <table:table-cell table:number-columns-repeated="6"/>
        </table:table-row>
        <table:table-row table:style-name="ro2">
          <table:table-cell table:number-columns-repeated="7"/>
          <table:table-cell>
            <draw:line table:end-cell-address="Tabelle1.H12" table:end-x="1.023cm" table:end-y="0.871cm" draw:z-index="23" draw:style-name="gr1" draw:text-style-name="P1" svg:x1="1.023cm" svg:y1="2.864cm" svg:x2="1.023cm" svg:y2="1.06cm">
              <text:p/>
            </draw:line>
            <draw:line table:end-cell-address="Tabelle1.P11" table:end-x="0.91cm" table:end-y="1.079cm" draw:z-index="24" draw:style-name="gr1" draw:text-style-name="P1" svg:x1="16.853cm" svg:y1="1.079cm" svg:x2="1.023cm" svg:y2="1.079cm">
              <text:p/>
            </draw:line>
          </table:table-cell>
          <table:table-cell table:number-columns-repeated="10"/>
          <table:table-cell table:style-name="ce5"/>
          <table:table-cell table:style-name="ce20" table:number-columns-repeated="3"/>
          <table:table-cell table:style-name="ce12"/>
          <table:table-cell table:number-columns-repeated="21"/>
        </table:table-row>
        <table:table-row table:style-name="ro2">
          <table:table-cell table:number-columns-repeated="7"/>
          <table:table-cell office:value-type="string">
            <text:p>l</text:p>
          </table:table-cell>
          <table:table-cell table:number-columns-repeated="2"/>
          <table:table-cell office:value-type="string">
            <text:p>l</text:p>
          </table:table-cell>
          <table:table-cell table:number-columns-repeated="7"/>
          <table:table-cell table:style-name="ce6" office:value-type="string">
            <text:p>l</text:p>
            <draw:line table:end-cell-address="Tabelle1.S15" table:end-x="1.057cm" table:end-y="1.09cm" draw:z-index="4" draw:style-name="gr1" draw:text-style-name="P1" svg:x1="1.017cm" svg:y1="0.94cm" svg:x2="1.057cm" svg:y2="7.068cm">
              <text:p/>
            </draw:line>
          </table:table-cell>
          <table:table-cell table:style-name="ce21" office:value-type="string">
            <text:p>~</text:p>
          </table:table-cell>
          <table:table-cell table:style-name="ce23"/>
          <table:table-cell table:style-name="ce25" office:value-type="string">
            <text:p>-</text:p>
          </table:table-cell>
          <table:table-cell table:style-name="ce13" office:value-type="string">
            <text:p>l</text:p>
            <draw:line table:end-cell-address="Tabelle1.Z12" table:end-x="1.188cm" table:end-y="0.957cm" draw:z-index="38" draw:style-name="gr1" draw:text-style-name="P1" svg:x1="1.056cm" svg:y1="0.891cm" svg:x2="7.166cm" svg:y2="0.957cm">
              <text:p/>
            </draw:line>
          </table:table-cell>
          <table:table-cell table:number-columns-repeated="2"/>
          <table:table-cell>
            <draw:line table:end-cell-address="Tabelle1.Z20" table:end-x="1.117cm" table:end-y="0.934cm" draw:z-index="39" draw:style-name="gr1" draw:text-style-name="P1" svg:x1="0.904cm" svg:y1="16.876cm" svg:x2="1.117cm" svg:y2="0.957cm">
              <text:p/>
            </draw:line>
          </table:table-cell>
          <table:table-cell/>
          <table:table-cell>
            <draw:line table:end-cell-address="Tabelle1.AI12" table:end-x="1.087cm" table:end-y="0.981cm" draw:z-index="28" draw:style-name="gr1" draw:text-style-name="P1" svg:x1="15.036cm" svg:y1="0.958cm" svg:x2="0.883cm" svg:y2="0.981cm">
              <text:p/>
            </draw:line>
          </table:table-cell>
          <table:table-cell table:number-columns-repeated="6"/>
          <table:table-cell office:value-type="string">
            <text:p>l</text:p>
          </table:table-cell>
          <table:table-cell table:number-columns-repeated="2"/>
          <table:table-cell office:value-type="string">
            <text:p>l</text:p>
            <draw:line table:end-cell-address="Tabelle1.AN12" table:end-x="0.999cm" table:end-y="0.957cm" draw:z-index="34" draw:style-name="gr1" draw:text-style-name="P1" svg:x1="0.934cm" svg:y1="0.957cm" svg:x2="4.984cm" svg:y2="0.891cm">
              <text:p/>
            </draw:line>
          </table:table-cell>
          <table:table-cell/>
          <table:table-cell>
            <draw:line table:end-cell-address="Tabelle1.AN18" table:end-x="0.999cm" table:end-y="1.073cm" draw:z-index="37" draw:style-name="gr1" draw:text-style-name="P1" svg:x1="0.928cm" svg:y1="0.957cm" svg:x2="0.999cm" svg:y2="13.029cm">
              <text:p/>
            </draw:line>
          </table:table-cell>
          <table:table-cell table:number-columns-repeated="4"/>
        </table:table-row>
        <table:table-row table:style-name="ro2">
          <table:table-cell table:number-columns-repeated="44"/>
        </table:table-row>
        <table:table-row table:style-name="ro2">
          <table:table-cell table:number-columns-repeated="7"/>
          <table:table-cell table:style-name="ce6" office:value-type="string">
            <text:p>l</text:p>
            <draw:line table:end-cell-address="Tabelle1.H20" table:end-x="0.942cm" table:end-y="0.923cm" draw:z-index="1" draw:style-name="gr4" draw:text-style-name="P1" svg:x1="0.887cm" svg:y1="0.951cm" svg:x2="0.942cm" svg:y2="12.88cm">
              <text:p/>
            </draw:line>
          </table:table-cell>
          <table:table-cell table:style-name="ce10" table:number-columns-repeated="2"/>
          <table:table-cell table:style-name="ce13" office:value-type="string">
            <text:p>l</text:p>
          </table:table-cell>
          <table:table-cell table:number-columns-repeated="9"/>
          <table:table-cell>
            <draw:line table:end-cell-address="Tabelle1.X14" table:end-x="1.052cm" table:end-y="1.085cm" draw:z-index="43" draw:style-name="gr1" draw:text-style-name="P1" svg:x1="7.03cm" svg:y1="1.085cm" svg:x2="0.991cm" svg:y2="1.085cm">
              <text:p/>
            </draw:line>
          </table:table-cell>
          <table:table-cell table:number-columns-repeated="2"/>
          <table:table-cell>
            <draw:line table:end-cell-address="Tabelle1.X20" table:end-x="0.981cm" table:end-y="0.868cm" draw:z-index="40" draw:style-name="gr1" draw:text-style-name="P1" svg:x1="0.981cm" svg:y1="12.825cm" svg:x2="0.981cm" svg:y2="1.018cm">
              <text:p/>
            </draw:line>
          </table:table-cell>
          <table:table-cell table:number-columns-repeated="10"/>
          <table:table-cell table:style-name="ce6" office:value-type="string">
            <text:p>l</text:p>
          </table:table-cell>
          <table:table-cell table:style-name="ce10" table:number-columns-repeated="2"/>
          <table:table-cell table:style-name="ce28" office:value-type="string">
            <text:p>l</text:p>
            <draw:line table:end-cell-address="Tabelle1.AL16" table:end-x="0.927cm" table:end-y="1.03cm" draw:z-index="16" draw:style-name="gr5" draw:text-style-name="P1" svg:x1="0.927cm" svg:y1="0.857cm" svg:x2="0.927cm" svg:y2="5.016cm">
              <text:p/>
            </draw:line>
          </table:table-cell>
          <table:table-cell table:number-columns-repeated="6"/>
        </table:table-row>
        <table:table-row table:style-name="ro2">
          <table:table-cell table:number-columns-repeated="7"/>
          <table:table-cell table:style-name="ce9"/>
          <table:table-cell/>
          <table:table-cell>
            <draw:line table:end-cell-address="Tabelle1.J20" table:end-x="1.006cm" table:end-y="0.902cm" draw:z-index="2" draw:style-name="gr1" draw:text-style-name="P1" svg:x1="1.006cm" svg:y1="10.866cm" svg:x2="1.006cm" svg:y2="1.015cm">
              <text:p/>
            </draw:line>
            <draw:line table:end-cell-address="Tabelle1.S15" table:end-x="1.137cm" table:end-y="1.128cm" draw:z-index="3" draw:style-name="gr1" draw:text-style-name="P1" svg:x1="1.026cm" svg:y1="1.128cm" svg:x2="19.072cm" svg:y2="1.09cm">
              <text:p/>
            </draw:line>
          </table:table-cell>
          <table:table-cell table:style-name="ce9"/>
          <table:table-cell table:number-columns-repeated="23"/>
          <table:table-cell table:style-name="ce9"/>
          <table:table-cell table:number-columns-repeated="2"/>
          <table:table-cell table:style-name="ce9"/>
          <table:table-cell table:number-columns-repeated="6"/>
        </table:table-row>
        <table:table-row table:style-name="ro2">
          <table:table-cell table:number-columns-repeated="7"/>
          <table:table-cell table:style-name="ce9"/>
          <table:table-cell table:number-columns-repeated="2"/>
          <table:table-cell table:style-name="ce9"/>
          <table:table-cell table:number-columns-repeated="18"/>
          <table:table-cell>
            <draw:line table:end-cell-address="Tabelle1.AD20" table:end-x="0.927cm" table:end-y="0.934cm" draw:z-index="13" draw:style-name="gr5" draw:text-style-name="P1" svg:x1="0.927cm" svg:y1="8.905cm" svg:x2="0.927cm" svg:y2="0.897cm">
              <text:p/>
            </draw:line>
            <draw:line table:end-cell-address="Tabelle1.AL16" table:end-x="0.88cm" table:end-y="0.985cm" draw:z-index="15" draw:style-name="gr5" draw:text-style-name="P1" svg:x1="0.973cm" svg:y1="0.985cm" svg:x2="16.822cm" svg:y2="0.941cm">
              <text:p/>
            </draw:line>
          </table:table-cell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6"/>
        </table:table-row>
        <table:table-row table:style-name="ro2">
          <table:table-cell table:number-columns-repeated="5"/>
          <table:table-cell>
            <draw:line table:end-cell-address="Tabelle1.V17" table:end-x="1.02cm" table:end-y="0.984cm" draw:z-index="6" draw:style-name="gr1" draw:text-style-name="P1" svg:x1="32.904cm" svg:y1="0.984cm" svg:x2="1.03cm" svg:y2="0.903cm">
              <text:p/>
            </draw:line>
          </table:table-cell>
          <table:table-cell/>
          <table:table-cell table:style-name="ce9"/>
          <table:table-cell table:number-columns-repeated="2"/>
          <table:table-cell table:style-name="ce9"/>
          <table:table-cell>
            <draw:line table:end-cell-address="Tabelle1.L20" table:end-x="1.063cm" table:end-y="0.902cm" draw:z-index="5" draw:style-name="gr1" draw:text-style-name="P1" svg:x1="0.984cm" svg:y1="6.881cm" svg:x2="1.063cm" svg:y2="0.79cm">
              <text:p/>
            </draw:line>
          </table:table-cell>
          <table:table-cell table:number-columns-repeated="9"/>
          <table:table-cell>
            <draw:line table:end-cell-address="Tabelle1.V20" table:end-x="0.928cm" table:end-y="0.889cm" draw:z-index="9" draw:style-name="gr1" draw:text-style-name="P1" svg:x1="0.928cm" svg:y1="6.868cm" svg:x2="0.928cm" svg:y2="0.984cm">
              <text:p/>
            </draw:line>
          </table:table-cell>
          <table:table-cell table:number-columns-repeated="12"/>
          <table:table-cell table:style-name="ce9"/>
          <table:table-cell table:number-columns-repeated="2"/>
          <table:table-cell table:style-name="ce9"/>
          <table:table-cell table:number-columns-repeated="6"/>
        </table:table-row>
        <table:table-row table:style-name="ro2">
          <table:table-cell table:number-columns-repeated="7"/>
          <table:table-cell table:style-name="ce9"/>
          <table:table-cell table:number-columns-repeated="2"/>
          <table:table-cell table:style-name="ce9"/>
          <table:table-cell table:number-columns-repeated="4"/>
          <table:table-cell>
            <draw:line table:end-cell-address="Tabelle1.P20" table:end-x="0.973cm" table:end-y="0.934cm" draw:z-index="11" draw:style-name="gr5" draw:text-style-name="P1" svg:x1="0.973cm" svg:y1="4.92cm" svg:x2="0.973cm" svg:y2="0.894cm">
              <text:p/>
            </draw:line>
            <draw:line table:end-cell-address="Tabelle1.AD18" table:end-x="1.019cm" table:end-y="0.982cm" draw:z-index="14" draw:style-name="gr5" draw:text-style-name="P1" svg:x1="0.973cm" svg:y1="0.982cm" svg:x2="28.918cm" svg:y2="0.982cm">
              <text:p/>
            </draw:line>
          </table:table-cell>
          <table:table-cell table:number-columns-repeated="18"/>
          <table:table-cell table:style-name="ce9"/>
          <table:table-cell table:number-columns-repeated="2"/>
          <table:table-cell table:style-name="ce9">
            <draw:line table:end-cell-address="Tabelle1.AL20" table:end-x="0.934cm" table:end-y="0.934cm" draw:z-index="35" draw:style-name="gr1" draw:text-style-name="P1" svg:x1="0.934cm" svg:y1="4.92cm" svg:x2="0.934cm" svg:y2="1.007cm">
              <text:p/>
            </draw:line>
            <draw:line table:end-cell-address="Tabelle1.AN18" table:end-x="0.785cm" table:end-y="1.073cm" draw:z-index="36" draw:style-name="gr1" draw:text-style-name="P1" svg:x1="4.77cm" svg:y1="1.007cm" svg:x2="0.934cm" svg:y2="1.073cm">
              <text:p/>
            </draw:line>
          </table:table-cell>
          <table:table-cell table:number-columns-repeated="6"/>
        </table:table-row>
        <table:table-row table:style-name="ro2">
          <table:table-cell table:number-columns-repeated="7"/>
          <table:table-cell table:style-name="ce9"/>
          <table:table-cell table:number-columns-repeated="2"/>
          <table:table-cell table:style-name="ce9"/>
          <table:table-cell table:number-columns-repeated="6"/>
          <table:table-cell>
            <draw:line table:end-cell-address="Tabelle1.AJ19" table:end-x="1.02cm" table:end-y="1.113cm" draw:z-index="18" draw:style-name="gr2" draw:text-style-name="P1" svg:x1="36.89cm" svg:y1="1.024cm" svg:x2="1.02cm" svg:y2="1.113cm">
              <text:p/>
            </draw:line>
          </table:table-cell>
          <table:table-cell table:number-columns-repeated="9"/>
          <table:table-cell>
            <draw:line table:end-cell-address="Tabelle1.AB20" table:end-x="0.984cm" table:end-y="0.939cm" draw:z-index="21" draw:style-name="gr2" draw:text-style-name="P1" svg:x1="0.984cm" svg:y1="2.932cm" svg:x2="0.959cm" svg:y2="1.036cm">
              <text:p/>
            </draw:line>
          </table:table-cell>
          <table:table-cell table:number-columns-repeated="6"/>
          <table:table-cell table:style-name="ce9"/>
          <table:table-cell>
            <draw:line table:end-cell-address="Tabelle1.AJ20" table:end-x="0.973cm" table:end-y="0.934cm" draw:z-index="17" draw:style-name="gr2" draw:text-style-name="P1" svg:x1="0.973cm" svg:y1="2.927cm" svg:x2="0.973cm" svg:y2="0.936cm">
              <text:p/>
            </draw:line>
          </table:table-cell>
          <table:table-cell/>
          <table:table-cell table:style-name="ce9"/>
          <table:table-cell table:number-columns-repeated="6"/>
        </table:table-row>
        <table:table-row table:style-name="ro2">
          <table:table-cell/>
          <table:table-cell table:style-name="ce6"/>
          <table:table-cell table:style-name="ce10" table:number-columns-repeated="5"/>
          <table:table-cell table:style-name="ce10" office:value-type="string">
            <text:p>l</text:p>
          </table:table-cell>
          <table:table-cell table:style-name="ce10"/>
          <table:table-cell table:style-name="ce10" office:value-type="string">
            <text:p>l</text:p>
          </table:table-cell>
          <table:table-cell table:style-name="ce10"/>
          <table:table-cell table:style-name="ce10" office:value-type="string">
            <text:p>l</text:p>
          </table:table-cell>
          <table:table-cell table:style-name="ce10"/>
          <table:table-cell table:style-name="ce14" office:value-type="string">
            <text:p>l</text:p>
            <draw:line table:end-cell-address="Tabelle1.P20" table:end-x="1.066cm" table:end-y="0.934cm" draw:z-index="10" draw:style-name="gr5" draw:text-style-name="P1" svg:x1="0.974cm" svg:y1="0.934cm" svg:x2="5.052cm" svg:y2="0.934cm">
              <text:p/>
            </draw:line>
          </table:table-cell>
          <table:table-cell table:style-name="ce14"/>
          <table:table-cell table:style-name="ce14" office:value-type="string">
            <text:p>l</text:p>
          </table:table-cell>
          <table:table-cell table:style-name="ce10"/>
          <table:table-cell table:style-name="ce17" office:value-type="string">
            <text:p>l</text:p>
            <draw:line table:end-cell-address="Tabelle1.T20" table:end-x="0.941cm" table:end-y="0.923cm" draw:z-index="20" draw:style-name="gr2" draw:text-style-name="P1" svg:x1="4.927cm" svg:y1="0.923cm" svg:x2="0.997cm" svg:y2="0.869cm">
              <text:p/>
            </draw:line>
          </table:table-cell>
          <table:table-cell table:style-name="ce10"/>
          <table:table-cell table:style-name="ce17" office:value-type="string">
            <text:p>l</text:p>
          </table:table-cell>
          <table:table-cell table:style-name="ce10"/>
          <table:table-cell table:style-name="ce10" office:value-type="string">
            <text:p>l</text:p>
          </table:table-cell>
          <table:table-cell table:style-name="ce10"/>
          <table:table-cell table:style-name="ce10" office:value-type="string">
            <text:p>l</text:p>
          </table:table-cell>
          <table:table-cell table:style-name="ce10"/>
          <table:table-cell table:style-name="ce10" office:value-type="string">
            <text:p>l</text:p>
          </table:table-cell>
          <table:table-cell table:style-name="ce10"/>
          <table:table-cell table:style-name="ce17" office:value-type="string">
            <text:p>l</text:p>
          </table:table-cell>
          <table:table-cell table:style-name="ce10"/>
          <table:table-cell table:style-name="ce14" office:value-type="string">
            <text:p>l</text:p>
            <draw:line table:end-cell-address="Tabelle1.AF20" table:end-x="0.974cm" table:end-y="0.978cm" draw:z-index="12" draw:style-name="gr5" draw:text-style-name="P1" svg:x1="0.973cm" svg:y1="0.978cm" svg:x2="4.959cm" svg:y2="0.934cm">
              <text:p/>
            </draw:line>
          </table:table-cell>
          <table:table-cell table:style-name="ce10"/>
          <table:table-cell table:style-name="ce14" office:value-type="string">
            <text:p>l</text:p>
          </table:table-cell>
          <table:table-cell table:style-name="ce10"/>
          <table:table-cell table:style-name="ce10" office:value-type="string">
            <text:p>l</text:p>
          </table:table-cell>
          <table:table-cell table:style-name="ce10"/>
          <table:table-cell table:style-name="ce17" office:value-type="string">
            <text:p>l</text:p>
          </table:table-cell>
          <table:table-cell table:style-name="ce10"/>
          <table:table-cell table:style-name="ce10" office:value-type="string">
            <text:p>l</text:p>
          </table:table-cell>
          <table:table-cell table:style-name="ce10" table:number-columns-repeated="2"/>
          <table:table-cell table:style-name="ce13"/>
          <table:table-cell table:number-columns-repeated="3"/>
        </table:table-row>
        <table:table-row table:style-name="ro2">
          <table:table-cell/>
          <table:table-cell table:style-name="ce2" office:value-type="float" office:value="40">
            <text:p>40</text:p>
          </table:table-cell>
          <table:table-cell table:style-name="ce2" table:number-columns-repeated="4"/>
          <table:table-cell table:style-name="ce2" office:value-type="float" office:value="35">
            <text:p>35</text:p>
          </table:table-cell>
          <table:table-cell table:style-name="ce2" table:number-columns-repeated="4"/>
          <table:table-cell table:style-name="ce2" office:value-type="float" office:value="30">
            <text:p>30</text:p>
          </table:table-cell>
          <table:table-cell table:style-name="ce2" table:number-columns-repeated="4"/>
          <table:table-cell table:style-name="ce2" office:value-type="float" office:value="25">
            <text:p>25</text:p>
          </table:table-cell>
          <table:table-cell table:style-name="ce2" table:number-columns-repeated="4"/>
          <table:table-cell table:style-name="ce2" office:value-type="float" office:value="20">
            <text:p>20</text:p>
          </table:table-cell>
          <table:table-cell table:style-name="ce2" table:number-columns-repeated="4"/>
          <table:table-cell table:style-name="ce2" office:value-type="float" office:value="15">
            <text:p>15</text:p>
          </table:table-cell>
          <table:table-cell table:style-name="ce2" table:number-columns-repeated="4"/>
          <table:table-cell table:style-name="ce2" office:value-type="float" office:value="10">
            <text:p>10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7" table:number-columns-repeated="6"/>
          <table:table-cell table:style-name="ce7" office:value-type="string">
            <text:p>ac 230V</text:p>
          </table:table-cell>
          <table:table-cell table:style-name="ce7"/>
          <table:table-cell table:style-name="ce7" office:value-type="string">
            <text:p>ac 230V</text:p>
          </table:table-cell>
          <table:table-cell table:style-name="ce7"/>
          <table:table-cell table:style-name="ce7" office:value-type="string">
            <text:p>Ladeschalt. In</text:p>
          </table:table-cell>
          <table:table-cell table:style-name="ce7"/>
          <table:table-cell table:style-name="ce7" office:value-type="string">
            <text:p>Ladeschalt. Out</text:p>
          </table:table-cell>
          <table:table-cell table:style-name="ce7"/>
          <table:table-cell table:style-name="ce15" office:value-type="string">
            <text:p>dc 12V +</text:p>
          </table:table-cell>
          <table:table-cell table:style-name="ce7"/>
          <table:table-cell table:style-name="ce18" office:value-type="string">
            <text:p><text:span text:style-name="T1">dc 12V -</text:span></text:p>
          </table:table-cell>
          <table:table-cell table:style-name="ce7"/>
          <table:table-cell table:style-name="ce7" office:value-type="string">
            <text:p>Hubmagnet</text:p>
          </table:table-cell>
          <table:table-cell table:style-name="ce7"/>
          <table:table-cell table:style-name="ce7" office:value-type="string">
            <text:p>Hubmagnet</text:p>
          </table:table-cell>
          <table:table-cell table:style-name="ce7"/>
          <table:table-cell table:style-name="ce7" office:value-type="string">
            <text:p>dc 325V +</text:p>
          </table:table-cell>
          <table:table-cell table:style-name="ce7"/>
          <table:table-cell table:style-name="ce7" office:value-type="string">
            <text:p>dc 325V -</text:p>
          </table:table-cell>
          <table:table-cell table:style-name="ce7"/>
          <table:table-cell table:style-name="ce7" office:value-type="string">
            <text:p>Ventilator</text:p>
          </table:table-cell>
          <table:table-cell table:style-name="ce7"/>
          <table:table-cell table:style-name="ce7" office:value-type="string">
            <text:p>Ventilator</text:p>
          </table:table-cell>
          <table:table-cell table:style-name="ce7"/>
          <table:table-cell table:style-name="ce7" office:value-type="string">
            <text:p>Schussschaltung</text:p>
          </table:table-cell>
          <table:table-cell table:style-name="ce7"/>
          <table:table-cell table:style-name="ce7" office:value-type="string">
            <text:p>Schussschaltung</text:p>
          </table:table-cell>
          <table:table-cell table:style-name="ce7"/>
          <table:table-cell table:style-name="ce7" office:value-type="string">
            <text:p>Tyr -</text:p>
          </table:table-cell>
          <table:table-cell table:style-name="ce7"/>
          <table:table-cell table:style-name="ce7" office:value-type="string">
            <text:p>Tyr +</text:p>
          </table:table-cell>
          <table:table-cell table:style-name="ce7" table:number-columns-repeated="3"/>
          <table:table-cell table:style-name="ce29"/>
          <table:table-cell table:number-columns-repeated="2"/>
        </table:table-row>
      </table:table>
      <table:table table:name="Tabelle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18.07.2018</text:date>, <text:time>14:28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2:55:50.56</meta:creation-date>
    <dc:date>2018-07-18T14:28:51.78</dc:date>
    <meta:editing-duration>PT41S</meta:editing-duration>
    <meta:editing-cycles>1</meta:editing-cycles>
    <meta:document-statistic meta:table-count="3" meta:cell-count="66" meta:object-count="44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/>
    </style:style>
    <style:style style:name="ch3" style:family="chart" style:data-style-name="N0">
      <style:chart-properties chart:display-label="false" chart:logarithmic="false" chart:minimum="0" chart:maximum="4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false" chart:logarithmic="false" chart:minimum="0" chart:maximum="19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575cm" svg:height="42.8cm" xlink:href=".." xlink:type="simple" chart:class="chart:scatter" chart:row-mapping="1 0" chart:style-name="ch1">
        <chart:plot-area chart:style-name="ch2" table:cell-range-address="Tabelle1.B4:Tabelle1.AO4 Tabelle1.B2:Tabelle1.AO2" svg:x="-0.003cm" svg:y="-0.004cm" svg:width="26.575cm" svg:height="42.8cm">
          <chartooo:coordinate-region svg:x="-0.003cm" svg:y="-0.004cm" svg:width="26.575cm" svg:height="42.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Tabelle1.B2:Tabelle1.AO2" chart:class="chart:scatter">
            <chart:domain table:cell-range-address="Tabelle1.B4:Tabelle1.AO4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abelle1.B4:Tabelle1.AO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abelle1.B2:Tabelle1.AO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